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style:text-autospace="none"/>
      <style:text-properties style:font-name="Arial" fo:font-size="10.5pt" fo:font-style="italic" fo:font-weight="bold" style:font-size-asian="10.5pt" style:font-style-asian="italic" style:font-weight-asian="bold" style:font-name-complex="Arial" style:font-size-complex="10.5pt"/>
    </style:style>
    <style:style style:name="P6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7" style:family="paragraph" style:parent-style-name="Standard">
      <style:paragraph-properties style:text-autospace="none"/>
      <style:text-properties style:font-name="Arial" fo:font-size="10.5pt" style:font-size-asian="10.5pt" style:font-name-complex="Arial" style:font-size-complex="10.5pt"/>
    </style:style>
    <style:style style:name="P8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master-page-name="Standard">
      <style:paragraph-properties style:page-number="auto" style:text-autospace="none"/>
      <style:text-properties style:font-weight-complex="bold"/>
    </style:style>
    <style:style style:name="P1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12" style:family="paragraph" style:parent-style-name="Header">
      <style:paragraph-properties fo:text-align="center" style:justify-single-word="false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style:font-name="Arial" fo:font-size="10.5pt" fo:font-style="italic" fo:font-weight="bold" style:font-size-asian="10.5pt" style:font-style-asian="italic" style:font-weight-asian="bold" style:font-name-complex="Arial" style:font-size-complex="10.5pt"/>
    </style:style>
    <style:style style:name="T6" style:family="text">
      <style:text-properties fo:color="#7f7f7f" fo:letter-spacing="0.0417in"/>
    </style:style>
    <style:style style:name="T7" style:family="text">
      <style:text-properties officeooo:rsid="000bf9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: COSC475.101 – Database Management Systems</text:p>
      <text:p text:style-name="P2">Instructor: Leon Bernard</text:p>
      <text:p text:style-name="P2">Room: YR- 401</text:p>
      <text:p text:style-name="P2">Quiz #1</text:p>
      <text:p text:style-name="P1"><text:span text:style-name="T1">Date: September 22, 2016 </text:span></text:p>
      <text:p text:style-name="P2">Student Name:</text:p>
      <text:p text:style-name="P2"/>
      <text:p text:style-name="P2"/>
      <text:p text:style-name="P2"/>
      <text:p text:style-name="Standard"><text:span text:style-name="T2">Question 1 (</text:span><text:span text:style-name="T3">20 points</text:span><text:span text:style-name="T2">)</text:span></text:p>
      <text:p text:style-name="P3"/>
      <text:p text:style-name="Standard">What four main types of actions involve databases? Briefly discuss each.</text:p>
      <text:p text:style-name="P5">Answers</text:p>
      <text:p text:style-name="Standard">Defining</text:p>
      <text:p text:style-name="Standard">Manipulating<text:line-break/>Sharing</text:p>
      <text:p text:style-name="Standard">Protect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9">STUDENT ID#____________________________</text:p>
      <text:p text:style-name="Standard"><text:span text:style-name="T2">Question 2 (40 points)</text:span></text:p>
      <text:p text:style-name="P3"/>
      <text:p text:style-name="Standard">Consider the AIRLINE relational database schema shown in Figure 3.8, which describes a database for airline flight information. Each FLIGHT is identified by a flight NUMBER, and consists of one or more FLIGHT_LEGs with LEG_NUMBERs 1, 2, 3, etc. Each leg has scheduled arrival and departure times and airports, and has many LEG_INSTANCEs--one for each DATE on which the flight travels. FARES are kept for each flight. For each leg instance, SEAT_RESERVATIONs are kept, as is the AIRPLANE used in the leg, and the actual arrival and departure times and airports. An AIRPLANE is identified by an AIRPLANE_ID, and is of a particular AIRPLANE_TYPE. CAN_LAND relates AIRPLANE_TYPEs to the AIRPORTs in which they can land. An AIRPORT is identified by an AIRPORT_CODE. Consider an update for the AIRLINE database to enter a reservation on a particular flight or flight leg on a given date.</text:p>
      <text:p text:style-name="Standard"/>
      <text:p text:style-name="Standard">(a) Give the operations for this update.</text:p>
      <text:p text:style-name="Standard"/>
      <text:p text:style-name="Standard">(b) What types of constraints would you expect to check?</text:p>
      <text:p text:style-name="Standard"/>
      <text:p text:style-name="Standard">(c) Which of these constraints are key, entity integrity, and referential integrity constraints and which are not?</text:p>
      <text:p text:style-name="Standard"/>
      <text:p text:style-name="Standard">(d) Specify all the referential integrity constraints on Figure 3.8.</text:p>
      <text:p text:style-name="Standard"/>
      <text:p text:style-name="Standard"/>
      <text:p text:style-name="P5">Answers:</text:p>
      <text:p text:style-name="P7">(a) INSERT &lt;FNO,LNO, DT,SEAT_NO,CUST_NAME,CUST_PHONE&gt; into SEAT_RESERVATION; MODIFY the LEG_INSTANCE tuple with the condition:</text:p>
      <text:p text:style-name="P7">( FLIGHT_NUMBER=FNO AND LEG_NUMBER=LNO AND DATE=DT) by setting</text:p>
      <text:p text:style-name="P7">NUMBER_OF_AVAILABLE_SEATS = NUMBER_OF_AVAILABLE_SEATS - 1; these operations should be repeated for each LEG of the flight on which a reservation is made. This assumes that the reservation has only one seat. More complex operations will be needed for a more realistic reservation that may reserve several seats at once.</text:p>
      <text:p text:style-name="P7"/>
      <text:p text:style-name="P7">(b) We would check that NUMBER_OF_AVAILABLE_SEATS on each LEG_INSTANCE of the flight is greater than 1 before doing any reservation (unless overbooking is permitted),</text:p>
      <text:p text:style-name="P7">and that the SEAT_NUMBER being reserved in SEAT_RESERVATION is available.</text:p>
      <text:p text:style-name="P7"/>
      <text:p text:style-name="P7">(c) The INSERT operation into SEAT_RESERVATION will check all the key, entity integrity,</text:p>
      <text:p text:style-name="P7">and referential integrity constraints for the relation. The check that NUMBER_OF_AVAILABLE_SEATS on each LEG_INSTANCE of the flight is greater than 1</text:p>
      <text:p text:style-name="P7">does not fall into any of the above types of constraints (it is a general semantic integrity</text:p>
      <text:p text:style-name="P7">constraint).</text:p>
      <text:p text:style-name="P7"><text:soft-page-break/></text:p>
      <text:p text:style-name="P7">(d) We will write a referential integrity constraint as R.A --&gt; S (or R.(X) --&gt; T)</text:p>
      <text:p text:style-name="P7">whenever attribute A (or the set of attributes X) of relation R form a foreign key that</text:p>
      <text:p text:style-name="P7">references the primary key of relation S (or T). FLIGHT_LEG.FLIGHT_NUMBER --&gt; FLIGHT</text:p>
      <text:p text:style-name="P7">FLIGHT_LEG.DEPARTURE_AIRPORT_CODE --&gt; AIRPORT FLIGHT_LEG.ARRIVAL_AIRPORT_CODE --&gt; AIRPORT</text:p>
      <text:p text:style-name="P7">LEG_INSTANCE.(FLIGHT_NUMBER,LEG_NUMBER) --&gt; FLIGHT_LEG</text:p>
      <text:p text:style-name="P7">LEG_INSTANCE.DEPARTURE_AIRPORT_CODE --&gt; AIRPORT</text:p>
      <text:p text:style-name="P7">LEG_INSTANCE.ARRIVAL_AIRPORT_CODE --&gt; AIRPORT</text:p>
      <text:p text:style-name="P7">LEG_INSTANCE.AIRPLANE_ID --&gt; AIRPLANE</text:p>
      <text:p text:style-name="P7">FARES.FLIGHT_NUMBER --&gt; FLIGHT</text:p>
      <text:p text:style-name="P7">CAN_LAND.AIRPLANE_TYPE_NAME --&gt; AIRPLANE_TYPE</text:p>
      <text:p text:style-name="P7">CAN_LAND.AIRPORT_CODE --&gt; AIRPORT</text:p>
      <text:p text:style-name="P7">AIRPLANE.AIRPLANE_TYPE --&gt; AIRPLANE_TYPE</text:p>
      <text:p text:style-name="P7">SEAT_RESERVATION.(FLIGHT_NUMBER,LEG_NUMBER,DATE) --&gt; LEG_INSTANCE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/text:p>
      <text:p text:style-name="P9"/>
      <text:p text:style-name="P9"/>
      <text:p text:style-name="P9">STUDENT ID#___________________________</text:p>
      <text:p text:style-name="Standard"><text:span text:style-name="T2">Question 3 (</text:span><text:span text:style-name="T3">40 points</text:span><text:span text:style-name="T2">)</text:span></text:p>
      <text:p text:style-name="Standard">Write appropriate SQL DDL statements for declaring the LIBRARY relational database</text:p>
      <text:p text:style-name="Standard">schema of Figure 4.6. Specify the keys and referential triggered actions.</text:p>
      <text:p text:style-name="Standard"/>
      <text:p text:style-name="P5">Answers:</text:p>
      <text:p text:style-name="P7">CREATE TABLE BOOK ( BookId CHAR(20) NOT NULL,</text:p>
      <text:p text:style-name="P7">Title VARCHAR(30) NOT NULL,</text:p>
      <text:p text:style-name="P7">PublisherName VARCHAR(20),</text:p>
      <text:p text:style-name="P7">PRIMARY KEY (BookId),</text:p>
      <text:p text:style-name="P7">FOREIGN KEY (PublisherName) REFERENCES PUBLISHER (Name) ON UPDATE CASCADE );</text:p>
      <text:p text:style-name="P7">CREATE TABLE BOOK_AUTHORS ( BookId CHAR(20) NOT NULL,</text:p>
      <text:p text:style-name="P7">AuthorName VARCHAR(30) NOT NULL,</text:p>
      <text:p text:style-name="P7">PRIMARY KEY (BookId, AuthorName),</text:p>
      <text:p text:style-name="P7">FOREIGN KEY (BookId) REFERENCES BOOK (BookId)</text:p>
      <text:p text:style-name="P7">ON DELETE CASCADE ON UPDATE CASCADE );</text:p>
      <text:p text:style-name="P7">CREATE TABLE PUBLISHER ( Name VARCHAR(20) NOT NULL,</text:p>
      <text:p text:style-name="P7">Address VARCHAR(40) NOT NULL,</text:p>
      <text:p text:style-name="P7">Phone CHAR(12),</text:p>
      <text:p text:style-name="P7">PRIMARY KEY (Name) );</text:p>
      <text:p text:style-name="P7">CREATE TABLE BOOK_COPIES ( BookId CHAR(20) NOT NULL,</text:p>
      <text:p text:style-name="P7">BranchId INTEGER NOT NULL,</text:p>
      <text:p text:style-name="P7">No_Of_Copies INTEGER NOT NULL,</text:p>
      <text:p text:style-name="P7">PRIMARY KEY (BookId, BranchId),</text:p>
      <text:p text:style-name="P7">FOREIGN KEY (BookId) REFERENCES BOOK (BookId)</text:p>
      <text:p text:style-name="P7">ON DELETE CASCADE ON UPDATE CASCADE,</text:p>
      <text:p text:style-name="P7">FOREIGN KEY (BranchId) REFERENCES BRANCH (BranchId)</text:p>
      <text:p text:style-name="P7">ON DELETE CASCADE ON UPDATE CASCADE );</text:p>
      <text:p text:style-name="P7">CREATE TABLE BORROWER ( CardNo INTEGER NOT NULL,</text:p>
      <text:p text:style-name="P7">Name VARCHAR(30) NOT NULL,</text:p>
      <text:p text:style-name="P7">Address VARCHAR(40) NOT NULL,</text:p>
      <text:p text:style-name="P7">Phone CHAR(12),</text:p>
      <text:p text:style-name="P7">PRIMARY KEY (CardNo) );</text:p>
      <text:p text:style-name="P7">CREATE TABLE BOOK_LOANS ( CardNo INTEGER NOT NULL,</text:p>
      <text:p text:style-name="P7">BookId CHAR(20) NOT NULL,</text:p>
      <text:p text:style-name="P7">BranchId INTEGER NOT NULL,</text:p>
      <text:p text:style-name="P7">DateOut DATE NOT NULL,</text:p>
      <text:p text:style-name="P7">DueDate DATE NOT NULL,</text:p>
      <text:p text:style-name="P7">PRIMARY KEY (CardNo, BookId, BranchId),</text:p>
      <text:p text:style-name="P7">FOREIGN KEY (CardNo) REFERENCES BORROWER (CardNo)</text:p>
      <text:p text:style-name="P7">ON DELETE CASCADE ON UPDATE CASCADE,</text:p>
      <text:p text:style-name="P7">FOREIGN KEY (BranchId) REFERENCES LIBRARY_BRANCH (BranchId)</text:p>
      <text:p text:style-name="P7">ON DELETE CASCADE ON UPDATE CASCADE,</text:p>
      <text:p text:style-name="P7">FOREIGN KEY (BookId) REFERENCES BOOK (BookId)</text:p>
      <text:p text:style-name="P7">ON DELETE CASCADE ON UPDATE CASCADE );</text:p>
      <text:p text:style-name="P7">CREATE TABLE LIBRARY_BRANCH ( BranchId INTEGER NOT NULL,</text:p>
      <text:p text:style-name="P7"><text:soft-page-break/>BranchName VARCHAR(20) NOT NULL,</text:p>
      <text:p text:style-name="P7">Address VARCHAR(40) NOT NULL,</text:p>
      <text:p text:style-name="P7">PRIMARY KEY (BranchId) );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3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3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3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3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9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9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9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9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9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1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fo:letter-spacing="0.0417in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>COSC475 - Quiz 1 – September 22, 2016</text:p>
        <text:p text:style-name="Header"/>
      </style:header>
      <style:footer>
        <text:p text:style-name="MP2"><text:page-number text:select-page="current">5</text:page-number> | <text:span text:style-name="MT1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SC457 Database Management Systems</dc:title>
    <meta:initial-creator>Computer Science</meta:initial-creator>
    <meta:creation-date>2016-09-29T18:34:00</meta:creation-date>
    <dc:date>2016-10-13T17:28:27.342057040</dc:date>
    <meta:editing-cycles>3</meta:editing-cycles>
    <meta:editing-duration>PT18M19S</meta:editing-duration>
    <meta:document-statistic meta:table-count="0" meta:image-count="0" meta:object-count="0" meta:page-count="5" meta:paragraph-count="92" meta:word-count="749" meta:character-count="5141" meta:non-whitespace-character-count="4496"/>
    <meta:generator>LibreOffice/5.2.2.2.0$Linux_X86_64 LibreOffice_project/20m0$Build-2</meta:generator>
  </office:meta>
</office:document-meta>
</file>